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у значит есть страницы. страницы состояст из хедера боди и футера(в футере допустим какой-то бесполезный хлам)</text:p>
      <text:p text:style-name="Standard"/>
      <text:p text:style-name="Standard">Есть главная страница.</text:p>
      <text:p text:style-name="Standard">Если пользователь залогинен, тогда в хедере кнопка выйти, и имя и фамилия юзера. А в боди допустим ссылка на файл, который он может скачать. </text:p>
      <text:p text:style-name="Standard">Если пользователь не залогинен, тогда в хедере 2 инпута(email, пароль) и кнопка войти, и 2 снизу ссылки(забыл пароль, регистраниция). И в боди соответственно ничего.(нужно запротектить файл, что бы незалогиненые пользователи не смогли скачать файл, htaccess почитай)</text:p>
      <text:p text:style-name="Standard">Когда ты жмешь войти, ты остаешься на этой же странице, только логинишься. когда жмешь на кнопку выйти, то тоже остаешься на этой же странице, только разлогиненый. все просто.</text:p>
      <text:p text:style-name="Standard"/>
      <text:p text:style-name="Standard">Есть страница регистрации(по которой ты попадаешь по ссылке). </text:p>
      <text:p text:style-name="Standard">Если юзер залогинен, тогда юзер не может попасть на эту стрнаицу. Его редиректит на главную.</text:p>
      <text:p text:style-name="Standard">Если юзер не залогинен, тогда в хедере сыылка на главную страницу. А в боди инпуты(имя, фамилия, мыло, пароль, повторить пароль), и кнопка зарегаться. После регистрации попадаешь на главную страницу, залогиненым.</text:p>
      <text:p text:style-name="Standard"/>
      <text:p text:style-name="Standard">Есть стрница восстовления пароля(по которой ты попадаешь по ссылке).</text:p>
      <text:p text:style-name="Standard">Если юзер залогинен, тогда юзер не может попасть на эту стрнаицу. Его редиректит на главную.</text:p>
      <text:p text:style-name="Standard">Если юзер не залогинен, тогда в хедере сыылка на главную страницу. А в боди инпут email и кнопка "восстановить". При нажатии на кнопку, летит на почту письмо в котором ссылка. при нажатии на которую юзер попадает на эту же страницу, но теперь на странице 2 инпута(пароль повторить пароль), и кнопка восстановить. При нажатии на кнопку, пароль меняется, тебя залогиневает, и перебрасывает на главную страницу.</text:p>
      <text:p text:style-name="Standard"/>
      <text:p text:style-name="Standard">Подумай как это все пилится, как реализовать систему восстановления пароля(специально не хочу рассказыаать, хочу что б ты нагуглил, или сам придумал).</text:p>
      <text:p text:style-name="Standard">Формы должны валидироваться, например:</text:p>
      <text:p text:style-name="Standard">на соотвествие паролей, и что длина паролей минимум 6 символов.</text:p>
      <text:p text:style-name="Standard">что почты не существует такой в базе, при регистрации.</text:p>
      <text:p text:style-name="Standard">что почта существует при восстановления пароля.</text:p>
      <text:p text:style-name="Standard">что инпуты не пустые.</text:p>
      <text:p text:style-name="Standard">Ну и все в таком духе. и ошибки должны показываться, рядом с формой где-то, красным.</text:p>
      <text:p text:style-name="Standard">Ну вроде ничего не забыл. Юзаться языки должны(html, php, mysql, минимум css). js не юзай вообще.</text:p>
      <text:p text:style-name="Standard"/>
      <text:p text:style-name="Standard">Сделаешь, это, я тебе потом усложню это же задание(дам какое-то задание на связ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8:00:18.686115495</meta:creation-date>
    <dc:date>2019-03-03T18:00:32.768959741</dc:date>
    <meta:editing-duration>PT15S</meta:editing-duration>
    <meta:editing-cycles>1</meta:editing-cycles>
    <meta:document-statistic meta:table-count="0" meta:image-count="0" meta:object-count="0" meta:page-count="1" meta:paragraph-count="20" meta:word-count="346" meta:character-count="2285" meta:non-whitespace-character-count="1957"/>
    <meta:generator>LibreOffice/6.0.7.3$Linux_X86_64 LibreOffice_project/00m0$Build-3</meta:generator>
  </office:meta>
</office:document-meta>
</file>